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Lucida Grande" svg:font-family="Lucida Grande" style:font-family-generic="system" style:font-pitch="variable"/>
    <style:font-face style:name="Gill Sans MT" svg:font-family="Gill Sans MT" style:font-family-generic="swiss" style:font-pitch="variable" svg:panose-1="2 11 5 2 2 1 4 2 2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Gill Sans MT" fo:font-weight="bold" style:font-weight-asian="bold" fo:color="#0070C0" fo:font-size="40pt" style:font-size-asian="40pt" style:font-size-complex="40pt"/>
    </style:style>
    <style:style style:name="P3" style:parent-style-name="Normal" style:family="paragraph">
      <style:text-properties style:font-name="Gill Sans MT" fo:color="#0070C0" fo:font-size="17pt" style:font-size-asian="17pt" style:font-size-complex="17pt"/>
    </style:style>
    <style:style style:family="graphic" style:name="a0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60800" draw:style-name="a0" draw:name="Image 1" text:anchor-type="paragraph" svg:x="0.00833in" svg:y="-0.53241in" svg:width="8.26736in" svg:height="11.63958in" style:rel-width="scale" style:rel-height="scale"><draw:image xlink:href="media/image1.jpg" xlink:type="simple" xlink:show="embed" xlink:actuate="onLoad"/><svg:title/><svg:desc/></draw:frame></text:p>
      <text:p text:style-name="Normal"/>
      <text:p text:style-name="Normal"/>
      <text:p text:style-name="Normal"/>
      <text:p text:style-name="Normal"><draw:frame draw:z-index="251655680" draw:id="id0" draw:style-name="a1" draw:name="Zone de texte 2" text:anchor-type="paragraph" svg:x="0.67222in" svg:y="0.01319in" svg:width="4.29861in" svg:height="1.58333in" style:rel-width="scale" style:rel-height="scale"><draw:text-box><text:p text:style-name="P2">AJ-Lab JavaThreads</text:p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61824" draw:id="id1" draw:style-name="a2" draw:name="Zone de texte 4" text:anchor-type="paragraph" svg:x="0.72269in" svg:y="0.00532in" svg:width="3.73403in" svg:height="0.45347in" style:rel-width="scale" style:rel-height="scale"><draw:text-box><text:p text:style-name="P3">BEST P. – YANG JH.</text:p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Lucida Grande" svg:font-family="Lucida Grande" style:font-family-generic="system" style:font-pitch="variable"/>
    <style:font-face style:name="Gill Sans MT" svg:font-family="Gill Sans MT" style:font-family-generic="swiss" style:font-pitch="variable" svg:panose-1="2 11 5 2 2 1 4 2 2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text-properties style:font-name="Lucida Grande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Lucida Grande" fo:font-size="9pt" style:font-size-asian="9pt" style:font-size-complex="9pt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3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3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645in" fo:page-height="11.6784in" style:print-orientation="portrait" fo:margin-top="0.1576in" fo:margin-left="0.1256in" fo:margin-bottom="0.1972in" fo:margin-right="0.13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472in"/>
      </style:header-style>
      <style:footer-style>
        <style:header-footer-properties style:dynamic-spacing="true" fo:min-height="-0.0041in"/>
      </style:footer-style>
    </style:page-layout>
  </office:automatic-styles>
  <office:master-styles>
    <style:master-page style:name="MP0" style:page-layout-name="PL0">
      <style:header>
        <text:p text:style-name="En-tête"/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age de garde "Business" pour rapport</dc:title>
    <dc:description/>
    <dc:subject/>
    <meta:initial-creator/>
    <dc:creator/>
    <meta:creation-date>2017-02-25T16:46:00Z</meta:creation-date>
    <dc:date>2017-02-25T16:49:00Z</dc:date>
    <meta:template xlink:href="Page%20de%20garde%20Business%20pour%20rapport.dotx" xlink:type="simple"/>
    <meta:editing-cycles>1</meta:editing-cycles>
    <meta:editing-duration>PT0S</meta:editing-duration>
    <meta:user-defined meta:name="_TemplateID">TC043191959991</meta:user-defined>
    <meta:document-statistic meta:page-count="2" meta:paragraph-count="1" meta:word-count="9" meta:character-count="63" meta:row-count="1" meta:non-whitespace-character-count="55"/>
  </office:meta>
</office:document-meta>
</file>